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 Light" fo:font-size="10pt" fo:font-weight="bold" style:font-size-asian="10pt" style:font-weight-asian="bold" style:font-size-complex="10pt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 Light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alibri Light" fo:font-size="10.5pt" style:font-size-asian="10.5pt" style:font-size-complex="10.5pt"/>
    </style:style>
    <style:style style:name="P5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officeooo:paragraph-rsid="0015fb3e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15fb3e"/>
    </style:style>
    <style:style style:name="P7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officeooo:paragraph-rsid="001671ba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weight="bold" style:font-weight-asian="bold"/>
    </style:style>
    <style:style style:name="T3" style:family="text">
      <style:text-properties style:font-name="Calibri Light" fo:font-weight="bold" style:font-weight-asian="bold" style:font-weight-complex="bold"/>
    </style:style>
    <style:style style:name="T4" style:family="text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Calibri Light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Calibri Light" fo:font-size="10pt" fo:font-weight="normal" officeooo:rsid="0015fb3e" style:font-size-asian="10pt" style:font-weight-asian="normal" style:font-size-complex="10pt" style:font-weight-complex="normal"/>
    </style:style>
    <style:style style:name="T7" style:family="text">
      <style:text-properties style:font-name="Calibri Light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Calibri Light" fo:font-size="9pt" fo:font-weight="normal" style:font-size-asian="9pt" style:font-weight-asian="normal" style:font-size-complex="9pt" style:font-weight-complex="normal"/>
    </style:style>
    <style:style style:name="T9" style:family="text">
      <style:text-properties style:font-name="Calibri Light" fo:font-size="9pt" fo:font-weight="normal" officeooo:rsid="0015fb3e" style:font-size-asian="9pt" style:font-weight-asian="normal" style:font-size-complex="9pt" style:font-weight-complex="normal"/>
    </style:style>
    <style:style style:name="T10" style:family="text">
      <style:text-properties style:font-name="Calibri Light" fo:font-weight="normal" style:font-weight-asian="normal" style:font-weight-complex="normal"/>
    </style:style>
    <style:style style:name="T11" style:family="text">
      <style:text-properties style:font-name="Calibri Light" fo:font-weight="normal" officeooo:rsid="0015fb3e" style:font-weight-asian="normal" style:font-weight-complex="normal"/>
    </style:style>
    <style:style style:name="T12" style:family="text">
      <style:text-properties style:font-name="Calibri Light" fo:font-size="8pt" fo:font-weight="bold" style:font-size-asian="8pt" style:font-weight-asian="bold" style:font-size-complex="8pt" style:font-weight-complex="bold"/>
    </style:style>
    <style:style style:name="T13" style:family="text">
      <style:text-properties officeooo:rsid="001274f6"/>
    </style:style>
    <style:style style:name="T14" style:family="text">
      <style:text-properties officeooo:rsid="001412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ultas SQL</text:p>
      <text:p text:style-name="P1"/>
      <text:p text:style-name="P4">Realiza las siguientes consultas SQL propuestas a la base de datos <text:span text:style-name="T14">Empresa</text:span></text:p>
      <text:p text:style-name="P1"/>
      <text:p text:style-name="P7"><text:span text:style-name="Fuente_20_de_20_párrafo_20_predeter."><text:span text:style-name="T12">create database empresa;<text:line-break/>use empresa;</text:span></text:span></text:p>
      <text:p text:style-name="P7"><text:span text:style-name="Fuente_20_de_20_párrafo_20_predeter."><text:span text:style-name="T12"><text:line-break/>CREATE TABLE Departamento ( <text:line-break/>cod varchar (4) PRIMARY KEY, <text:line-break/>nombre varchar (20) NOT NULL, <text:line-break/>ciudad varchar (15)<text:line-break/>);</text:span></text:span></text:p>
      <text:p text:style-name="P7"><text:span text:style-name="Fuente_20_de_20_párrafo_20_predeter."><text:span text:style-name="T12"><text:line-break/>CREATE TABLE Empleado (<text:line-break/>id VARCHAR( 12 ) NOT NULL PRIMARY KEY,<text:line-break/>nombre VARCHAR( 30 ) NOT NULL ,<text:line-break/>genero CHAR( 1 ) NOT NULL CHECK (genero IN ('F', 'M') ), <text:line-break/>fecha_nac DATE NOT NULL ,<text:line-break/>fecha_incorporacion DATE NOT NULL,<text:line-break/>salario INT NOT NULL,<text:line-break/>comision FLOAT NOT NULL, <text:line-break/>cargo VARCHAR( 15 ) NOT NULL, <text:line-break/>jefeID VARCHAR( 12 ),<text:line-break/>Departamento VARCHAR( 4 ) NOT NULL<text:line-break/>);</text:span></text:span></text:p>
      <text:p text:style-name="P7"><text:span text:style-name="Fuente_20_de_20_párrafo_20_predeter."><text:span text:style-name="T12"><text:line-break/>INSERT INTO Departamento (cod, nombre, ciudad) VALUES<text:line-break/>('1000', 'GERENCIA', 'CALI'),<text:line-break/>('1500', 'PRODUCCIÓN', 'CALI'),<text:line-break/>('2000', 'VENTAS', 'CALI'),<text:line-break/>('3000', 'INVESTIGACIÓN', 'CALI'),<text:line-break/>('3500', 'MERCADEO', 'CALI'),<text:line-break/>('2100', 'VENTAS', 'POPAYAN'),<text:line-break/>('2200', 'VENTAS', 'BUGA'),<text:line-break/>('2300', 'VENTAS', 'CARTAGO'),<text:line-break/>('4000', 'MANTENIMIENTO', 'CALI'),<text:line-break/>('4100', 'MANTENIMIENTO', 'POPAYAN'),<text:line-break/>('4200', 'MANTENIMIENTO', 'BUGA'),<text:line-break/>('4300', 'MANTENIMIENTO', 'CARTAGO');</text:span></text:span></text:p>
      <text:p text:style-name="P7"><text:span text:style-name="Fuente_20_de_20_párrafo_20_predeter."><text:span text:style-name="T12"><text:line-break/>INSERT INTO Empleado (id, nombre, genero, fecha_nac, fecha_incorporacion, salario, comision, cargo, jefeID, departamento) VALUES<text:line-break/>('31.840.269', 'María Rojas', 'F', '1959-01-15', '1990-05-16', 6250000, 1500000, 'Gerente', NULL, '1000'),<text:line-break/>('16.211.383', 'Luis Pérez', 'M', '1956-02-25', '2000-01-01', 5050000, 0, 'Director', '31.840.269', '1500'),<text:line-break/>('31.178.144', 'Rosa Angulo', 'F', '1957-03-15', '1998-08-16', 3250000, 3500000, 'Jefe Ventas', '31.840.269', '2000'),<text:line-break/>('16.759.060', 'Darío Casas', 'M', '1960-04-05', '1992-11-01', 4500000, 500000, 'Investigador', '31.840.269', '3000'),<text:line-break/>('22.222.222', 'Carla López', 'F', '1975-05-11', '2005-07-16', 4500000, 500000, 'Jefe Mercadeo', '31.840.269', '3500'),<text:line-break/>('22.222.333', 'Carlos Rozo', 'M', '1975-05-11', '2001-09-16', 750000, 500000, 'Vigilante', '31.840.269', '3500'),<text:line-break/>('1.751.219', 'Melissa Roa', 'F', '1960-06-19', '2001-03-16', 2250000, 2500000, 'Vendedor', '31.178.144', '2100'),<text:line-break/>('768.782', 'Joaquín Rosas', 'M', '1947-07-07', '1990-05-16', 2250000, 2500000, 'Vendedor', '31.178.144', '2200'),<text:line-break/>('737.689', 'Mario Llano', 'M', '1945-08-30', '1990-05-16', 2250000, 2500000, 'Vendedor', '31.178.144', '2300'), <text:line-break/>('333.333.333', 'Elisa Rojas', 'F', '1979-09-28', '2004-06-01', 3000000, 1000000, 'Jefe Mecánicos', '31.840.269', '4000'), <text:line-break/>('888.888', 'Iván Duarte', 'M', '1955-08-12', '1998-05-16', 1050000, 200000, 'Mecánico', '333.333.333', '4100'),<text:line-break/>('11.111.111', 'Irene Díaz', 'F', '1979-09-28', '2004-06-01', 1050000, 200000, 'Mecánico', '333.333.333', '4200'),<text:line-break/>('444.444', 'Abel Gómez', 'M', '1939-12-24', '2000-10-01', 1050000, 200000, 'Mecánico', '333.333.333', '4300'),<text:line-break/>('1.130.222', 'José Giraldo', 'M', '1985-01-20', '2000-11-01', 1200000, 400000, 'Asesor', '22.222.222', '3500'),<text:line-break/>('19.709.802', 'William Daza', 'M', '1982-10-09', '1999-12-16', 2250000, 1000000,'Investigador', '16.759.060', '3000'),<text:line-break/>('31.174.099', 'Diana Solarte', 'F', '1957-11-19', '1990-05-16', 1250000, 500000, 'Secretaria', '31.840.269', '1000'),<text:line-break/>('1.130.777', 'Marcos Cortez', 'M', '1986-06-23', '2000-04-16', 2550000, 500000, 'Mecánico', '333.333.333', '4000'),<text:line-break/>('1.130.782', 'Antonio Gil', 'M', '1980-01-23', '2010-04-16', 850000, 1500000, 'Técnico', '16.211.383', '1500'), <text:line-break/>('333.333.334', 'Marisol Pulido', 'F', '1979-10-01', '1990-05-16', 3250000, 1000000, 'Investigador', '16.759.060', '3000'), <text:line-break/>('333.333.335', 'Ana Moreno', 'F', '1992-01-05', '2004-06-01', 1200000, 400000, 'Secretaria', '16.759.060', '3000'),<text:line-break/>('1.130.333', 'Pedro Blanco', 'M', '1987-10-28', '2000-10-01', 800000, 3000000, 'Vendedor', '31.178.144', '2000'),<text:line-break/>('1.130.444', 'Jesús Alfonso', 'M', '1988-03-14', '2000-10-01', 800000, 3500000, 'Vendedor', '31.178.144', '2000'),<text:line-break/>('333.333.336', 'Carolina Ríos', 'F', '1992-02-15', '2000-10-01', 1250000, 500000, 'Secretaria', '16.211.383', '1500'),<text:line-break/>('333.333.337', 'Edith Muñoz', 'F', '1992-03-31', '2000-10-01', 800000, 3600000, 'Vendedor', '31.178.144', '2100'),<text:line-break/>('1.130.555', 'Julián Mora', 'M', '1989-07-03', '2000-10-01', 800000, 3100000, 'Vendedor', '31.178.144', '2200'),<text:line-break/>('1.130.666', 'Manuel Millán', 'M', '1990-12-08', '2004-06-01', 800000, 3700000, 'Vendedor', '31.178.144', '2300');</text:span></text:span><text:span text:style-name="Fuente_20_de_20_párrafo_20_predeter."><text:span text:style-name="T7"><text:line-break/></text:span></text:span><text:span text:style-name="Fuente_20_de_20_párrafo_20_predeter."><text:span text:style-name="T4"><text:line-break/></text:span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6"><text:soft-page-break/><text:span text:style-name="Fuente_20_de_20_párrafo_20_predeter."><text:span text:style-name="T7">Ejercicio 1.- </text:span></text:span><text:span text:style-name="Fuente_20_de_20_párrafo_20_predeter."><text:span text:style-name="T8">Muestra los datos de los empleados nacidos antes del mes de junio, y con un salario mayor que el máximo salario del empleado con cargo "Jefe Ventas". Ordena los resultados por el salario de los empleados (de mayor a menor).</text:span></text:span><text:span text:style-name="Fuente_20_de_20_párrafo_20_predeter."><text:span text:style-name="T7"><text:line-break/><text:line-break/>Ejercicio 2.- </text:span></text:span><text:span text:style-name="Fuente_20_de_20_párrafo_20_predeter."><text:span text:style-name="T8">Muestra el nombre e identificador de los empleados con el mismo género que el primer empleado en incorporarse a la empresa. Ordena los resultados en orden alfabético por el nombre del empleado.</text:span></text:span></text:p>
      <text:p text:style-name="P6"><text:span text:style-name="Fuente_20_de_20_párrafo_20_predeter."><text:span text:style-name="T7"><text:line-break/>Ejercicio 3.- </text:span></text:span><text:span text:style-name="Fuente_20_de_20_párrafo_20_predeter."><text:span text:style-name="T8">Muestra los datos de los 3 empleados con mayor comisión de la tabla, siempre y cuando el mes de nacimiento sea el mismo que el del empleado con cargo "Asesor". Ordena los resultados por la comisión de los empleados (de mayor a menor).</text:span></text:span><text:span text:style-name="Fuente_20_de_20_párrafo_20_predeter."><text:span text:style-name="T7"><text:line-break/><text:line-break/>Ejercicio 4.- </text:span></text:span><text:span text:style-name="Fuente_20_de_20_párrafo_20_predeter."><text:span text:style-name="T8">Muestra los nombres y fecha de inc</text:span></text:span><text:span text:style-name="Fuente_20_de_20_párrafo_20_predeter."><text:span text:style-name="T9">o</text:span></text:span><text:span text:style-name="Fuente_20_de_20_párrafo_20_predeter."><text:span text:style-name="T8">rporación de los empleados con género "F", que se hayan incorporado antes que el empleado "José Giraldo", después del empleado con cargo "Gerente".<text:line-break/></text:span></text:span><text:span text:style-name="Fuente_20_de_20_párrafo_20_predeter."><text:span text:style-name="T7"><text:line-break/>Ejercicio 5.- </text:span></text:span><text:span text:style-name="Fuente_20_de_20_párrafo_20_predeter."><text:span text:style-name="T8">Muestra los datos de los empleados con cargo de jefe (Jefe Mercadeo, Jefe Mecánicos, Jefe Ventas) y que el departamento esté en la ciudad de Cali y el nombre del departamento sea "MANTENIMIENTO".</text:span></text:span><text:span text:style-name="Fuente_20_de_20_párrafo_20_predeter."><text:span text:style-name="T7"><text:line-break/><text:line-break/>Ejercicio 6.- </text:span></text:span><text:span text:style-name="Fuente_20_de_20_párrafo_20_predeter."><text:span text:style-name="T8">Muestra el nombre del departamento donde trabaje el empleado con menor salario de la tabla empleados. No utilices el comando INNER JOIN para realizar la consulta.</text:span></text:span><text:span text:style-name="Fuente_20_de_20_párrafo_20_predeter."><text:span text:style-name="T7"><text:line-break/><text:line-break/>Ejercicio 7.- </text:span></text:span><text:span text:style-name="Fuente_20_de_20_párrafo_20_predeter."><text:span text:style-name="T8">Muestra el nombre de los empleados que su diferencia entre salario y comisión (salario - comisión) sea mayor que la diferencia de salario y comisión del empleado nacido en el año 1982. Muestra en el resultado de la consulta el nombre del empleado junto con la diferencia entre su salario y comisión en una columna de nombre DIFERENCIA. Ordena los resultados por dicha diferencia.</text:span></text:span><text:span text:style-name="Fuente_20_de_20_párrafo_20_predeter."><text:span text:style-name="T7"><text:line-break/><text:line-break/>Ejercicio 8.- </text:span></text:span><text:span text:style-name="Fuente_20_de_20_párrafo_20_predeter."><text:span text:style-name="T8">Muestra el nombre de los empleados con genero "M" y con un nombre con el mismo número de caracteres que el nombre del empleado con cargo "Vendedor" con mayor salario de la tabla empleado.</text:span></text:span><text:span text:style-name="Fuente_20_de_20_párrafo_20_predeter."><text:span text:style-name="T7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meta:initial-creator>Jon Zamora Oyarzun</meta:initial-creator>
    <meta:creation-date>2023-02-10T13:34:00Z</meta:creation-date>
    <dc:date>2024-12-05T09:08:01.751000000</dc:date>
    <meta:editing-cycles>11</meta:editing-cycles>
    <meta:editing-duration>PT1H25M20S</meta:editing-duration>
    <meta:document-statistic meta:table-count="0" meta:image-count="0" meta:object-count="0" meta:page-count="2" meta:paragraph-count="9" meta:word-count="764" meta:character-count="6066" meta:non-whitespace-character-count="5287"/>
    <meta:template xlink:type="simple" xlink:actuate="onRequest" xlink:title="" xlink:href="../Consultas%20consultas%20dentro%20de%20consultas%20SQL%202.odt/Normal"/>
  </office:meta>
</office:document-meta>
</file>